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1906aa2" officeooo:paragraph-rsid="03e0c4ab" style:font-weight-asian="bold" style:font-weight-complex="bold"/>
    </style:style>
    <style:style style:name="P37" style:family="paragraph" style:parent-style-name="Text_20_body">
      <style:text-properties fo:font-weight="bold" officeooo:rsid="020f1760" officeooo:paragraph-rsid="02d26998" style:font-weight-asian="bold" style:font-weight-complex="bold"/>
    </style:style>
    <style:style style:name="P38" style:family="paragraph" style:parent-style-name="Text_20_body">
      <style:text-properties fo:font-weight="bold" officeooo:rsid="024c667e" officeooo:paragraph-rsid="02f394bb" style:font-weight-asian="bold" style:font-weight-complex="bold"/>
    </style:style>
    <style:style style:name="P39" style:family="paragraph" style:parent-style-name="Text_20_body">
      <style:text-properties fo:font-weight="bold" officeooo:rsid="025ccdd7" officeooo:paragraph-rsid="03525f4b" style:font-weight-asian="bold" style:font-weight-complex="bold"/>
    </style:style>
    <style:style style:name="P40" style:family="paragraph" style:parent-style-name="Text_20_body">
      <style:text-properties fo:font-weight="bold" officeooo:rsid="036193af" officeooo:paragraph-rsid="036193af" style:font-weight-asian="bold" style:font-weight-complex="bold"/>
    </style:style>
    <style:style style:name="P41" style:family="paragraph" style:parent-style-name="Text_20_body">
      <style:text-properties fo:font-weight="bold" officeooo:rsid="03ab55a6" officeooo:paragraph-rsid="03ba5e1a"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text-properties fo:font-weight="bold" officeooo:rsid="03102cd1" officeooo:paragraph-rsid="03e0c4ab" style:font-weight-asian="bold" style:font-weight-complex="bold"/>
    </style:style>
    <style:style style:name="P45" style:family="paragraph" style:parent-style-name="Text_20_body">
      <style:paragraph-properties fo:text-align="center" style:justify-single-word="false"/>
      <style:text-properties officeooo:rsid="02624ea8" officeooo:paragraph-rsid="02624ea8"/>
    </style:style>
    <style:style style:name="P46" style:family="paragraph" style:parent-style-name="Text_20_body">
      <style:text-properties officeooo:rsid="02624ea8" officeooo:paragraph-rsid="02ab06dc"/>
    </style:style>
    <style:style style:name="P47" style:family="paragraph" style:parent-style-name="Text_20_body">
      <style:text-properties officeooo:rsid="0275acba" officeooo:paragraph-rsid="0275acba"/>
    </style:style>
    <style:style style:name="P48" style:family="paragraph" style:parent-style-name="Text_20_body">
      <style:text-properties officeooo:rsid="0275acba" officeooo:paragraph-rsid="02f7fee3"/>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40dd4e"/>
    </style:style>
    <style:style style:name="P55" style:family="paragraph" style:parent-style-name="Text_20_body">
      <style:text-properties officeooo:rsid="03172b5c"/>
    </style:style>
    <style:style style:name="P56" style:family="paragraph" style:parent-style-name="Text_20_body">
      <style:text-properties officeooo:rsid="03172b5c" officeooo:paragraph-rsid="03172b5c"/>
    </style:style>
    <style:style style:name="P57" style:family="paragraph" style:parent-style-name="Text_20_body">
      <style:text-properties officeooo:rsid="0322a0ad" officeooo:paragraph-rsid="0322a0ad"/>
    </style:style>
    <style:style style:name="P58" style:family="paragraph" style:parent-style-name="Text_20_body">
      <style:text-properties officeooo:rsid="03239107" officeooo:paragraph-rsid="0327cc61"/>
    </style:style>
    <style:style style:name="P59" style:family="paragraph" style:parent-style-name="Text_20_body">
      <style:text-properties officeooo:rsid="032e0234" officeooo:paragraph-rsid="032e0234"/>
    </style:style>
    <style:style style:name="P60" style:family="paragraph" style:parent-style-name="Text_20_body">
      <style:text-properties fo:font-style="normal" officeooo:rsid="034969da" officeooo:paragraph-rsid="034969da" style:font-style-asian="normal" style:font-style-complex="normal"/>
    </style:style>
    <style:style style:name="P6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5" style:family="paragraph" style:parent-style-name="Text_20_body">
      <style:text-properties officeooo:paragraph-rsid="03e0c4ab"/>
    </style:style>
    <style:style style:name="P66" style:family="paragraph" style:parent-style-name="Text_20_body">
      <style:text-properties officeooo:rsid="036e3003" officeooo:paragraph-rsid="03e0c4ab"/>
    </style:style>
    <style:style style:name="P67" style:family="paragraph" style:parent-style-name="Title">
      <style:text-properties officeooo:rsid="016da5a1" officeooo:paragraph-rsid="016da5a1"/>
    </style:style>
    <style:style style:name="P68" style:family="paragraph" style:parent-style-name="Author">
      <style:text-properties officeooo:rsid="00bb700a" officeooo:paragraph-rsid="016da5a1"/>
    </style:style>
    <style:style style:name="P69" style:family="paragraph" style:parent-style-name="Text_20_body">
      <style:paragraph-properties fo:break-before="page"/>
      <style:text-properties fo:font-weight="normal" officeooo:rsid="0198c0bc" officeooo:paragraph-rsid="03a5f13c" style:font-weight-asian="normal" style:font-weight-complex="normal"/>
    </style:style>
    <style:style style:name="P70" style:family="paragraph" style:parent-style-name="Text_20_body">
      <style:text-properties officeooo:paragraph-rsid="04012278"/>
    </style:style>
    <style:style style:name="P71" style:family="paragraph" style:parent-style-name="Text_20_body">
      <style:text-properties officeooo:rsid="032e0234" officeooo:paragraph-rsid="032e0234"/>
    </style:style>
    <style:style style:name="P72" style:family="paragraph" style:parent-style-name="Text_20_body">
      <style:text-properties officeooo:rsid="0403133c" officeooo:paragraph-rsid="0403133c"/>
    </style:style>
    <style:style style:name="P73" style:family="paragraph" style:parent-style-name="Text_20_body">
      <style:text-properties officeooo:rsid="031a426a" officeooo:paragraph-rsid="031a426a"/>
    </style:style>
    <style:style style:name="P74" style:family="paragraph" style:parent-style-name="Text_20_body">
      <style:text-properties officeooo:rsid="031a426a" officeooo:paragraph-rsid="0340dd4e"/>
    </style:style>
    <style:style style:name="P75" style:family="paragraph" style:parent-style-name="Text_20_body">
      <style:text-properties officeooo:rsid="03356d71" officeooo:paragraph-rsid="0406b36a"/>
    </style:style>
    <style:style style:name="P76" style:family="paragraph" style:parent-style-name="Text_20_body">
      <style:text-properties officeooo:rsid="03356d71" officeooo:paragraph-rsid="040cbcaf"/>
    </style:style>
    <style:style style:name="P77" style:family="paragraph" style:parent-style-name="Text_20_body">
      <style:text-properties officeooo:rsid="033ccd16" officeooo:paragraph-rsid="03f09eb0"/>
    </style:style>
    <style:style style:name="P78" style:family="paragraph" style:parent-style-name="Text_20_body">
      <style:text-properties fo:font-style="normal" officeooo:rsid="034969da" officeooo:paragraph-rsid="034969da" style:font-style-asian="normal" style:font-style-complex="normal"/>
    </style:style>
    <style:style style:name="P79" style:family="paragraph" style:parent-style-name="Text_20_body">
      <style:text-properties fo:font-style="normal" officeooo:rsid="034969da" officeooo:paragraph-rsid="04092fc4" style:font-style-asian="normal" style:font-style-complex="normal"/>
    </style:style>
    <style:style style:name="P80" style:family="paragraph" style:parent-style-name="Text_20_body">
      <style:text-properties fo:font-style="normal" officeooo:rsid="03a33f41" officeooo:paragraph-rsid="04092fc4" style:font-style-asian="normal" style:font-style-complex="normal"/>
    </style:style>
    <style:style style:name="P81" style:family="paragraph" style:parent-style-name="Text_20_body">
      <style:text-properties fo:font-style="normal" officeooo:rsid="033ccd16" officeooo:paragraph-rsid="04092fc4" style:font-style-asian="normal" style:font-style-complex="normal"/>
    </style:style>
    <style:style style:name="P82" style:family="paragraph" style:parent-style-name="Heading_20_1">
      <style:text-properties officeooo:paragraph-rsid="016da5a1"/>
    </style:style>
    <style:style style:name="P83" style:family="paragraph" style:parent-style-name="Heading_20_1">
      <style:text-properties officeooo:rsid="016b4da7" officeooo:paragraph-rsid="016f2abf"/>
    </style:style>
    <style:style style:name="P84" style:family="paragraph" style:parent-style-name="Heading_20_1">
      <style:text-properties officeooo:rsid="018e8b86" officeooo:paragraph-rsid="018e8b86"/>
    </style:style>
    <style:style style:name="P85" style:family="paragraph" style:parent-style-name="Bibliography_20_1">
      <style:paragraph-properties>
        <style:tab-stops/>
      </style:paragraph-properties>
    </style:style>
    <style:style style:name="P86" style:family="paragraph" style:parent-style-name="Code_20_Source">
      <style:text-properties fo:font-style="normal" officeooo:rsid="034969da" officeooo:paragraph-rsid="04092fc4" style:font-style-asian="normal" style:font-style-complex="normal"/>
    </style:style>
    <style:style style:name="P87" style:family="paragraph" style:parent-style-name="Code_20_Source">
      <style:text-properties officeooo:paragraph-rsid="04092fc4"/>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629a4" style:font-weight-asian="normal" style:font-weight-complex="normal"/>
    </style:style>
    <style:style style:name="T73" style:family="text">
      <style:text-properties fo:font-weight="normal" officeooo:rsid="0248045e" style:font-weight-asian="normal" style:font-weight-complex="normal"/>
    </style:style>
    <style:style style:name="T74" style:family="text">
      <style:text-properties fo:font-weight="normal" officeooo:rsid="0248f9b5" style:font-weight-asian="normal" style:font-weight-complex="normal"/>
    </style:style>
    <style:style style:name="T75" style:family="text">
      <style:text-properties fo:font-weight="normal" officeooo:rsid="024a98ff" style:font-weight-asian="normal" style:font-weight-complex="normal"/>
    </style:style>
    <style:style style:name="T76" style:family="text">
      <style:text-properties fo:font-weight="normal" officeooo:rsid="024e3717" style:font-weight-asian="normal" style:font-weight-complex="normal"/>
    </style:style>
    <style:style style:name="T77" style:family="text">
      <style:text-properties fo:font-weight="normal" officeooo:rsid="024fbca8" style:font-weight-asian="normal" style:font-weight-complex="normal"/>
    </style:style>
    <style:style style:name="T78" style:family="text">
      <style:text-properties fo:font-weight="normal" officeooo:rsid="0250824f"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49c6b" style:font-weight-asian="normal" style:font-weight-complex="normal"/>
    </style:style>
    <style:style style:name="T81" style:family="text">
      <style:text-properties fo:font-weight="normal" officeooo:rsid="0255e727" style:font-weight-asian="normal" style:font-weight-complex="normal"/>
    </style:style>
    <style:style style:name="T82" style:family="text">
      <style:text-properties fo:font-weight="normal" officeooo:rsid="0257cc59" style:font-weight-asian="normal" style:font-weight-complex="normal"/>
    </style:style>
    <style:style style:name="T83" style:family="text">
      <style:text-properties fo:font-weight="normal" officeooo:rsid="025be88b" style:font-weight-asian="normal" style:font-weight-complex="normal"/>
    </style:style>
    <style:style style:name="T84" style:family="text">
      <style:text-properties fo:font-weight="normal" officeooo:rsid="025d7f83" style:font-weight-asian="normal" style:font-weight-complex="normal"/>
    </style:style>
    <style:style style:name="T85" style:family="text">
      <style:text-properties fo:font-weight="normal" officeooo:rsid="025f62ff" style:font-weight-asian="normal" style:font-weight-complex="normal"/>
    </style:style>
    <style:style style:name="T86" style:family="text">
      <style:text-properties fo:font-weight="normal" officeooo:rsid="025fcbe4" style:font-weight-asian="normal" style:font-weight-complex="normal"/>
    </style:style>
    <style:style style:name="T87" style:family="text">
      <style:text-properties fo:font-weight="normal" officeooo:rsid="026bf8d4" style:font-weight-asian="normal" style:font-weight-complex="normal"/>
    </style:style>
    <style:style style:name="T88" style:family="text">
      <style:text-properties fo:font-weight="normal" officeooo:rsid="028a690d" style:font-weight-asian="normal" style:font-weight-complex="normal"/>
    </style:style>
    <style:style style:name="T89" style:family="text">
      <style:text-properties fo:font-weight="normal" officeooo:rsid="028a7e62" style:font-weight-asian="normal" style:font-weight-complex="normal"/>
    </style:style>
    <style:style style:name="T90" style:family="text">
      <style:text-properties fo:font-weight="normal" officeooo:rsid="028d8891" style:font-weight-asian="normal" style:font-weight-complex="normal"/>
    </style:style>
    <style:style style:name="T91" style:family="text">
      <style:text-properties fo:font-weight="normal" officeooo:rsid="028e4bf8" style:font-weight-asian="normal" style:font-weight-complex="normal"/>
    </style:style>
    <style:style style:name="T92" style:family="text">
      <style:text-properties fo:font-weight="normal" officeooo:rsid="028ea828" style:font-weight-asian="normal" style:font-weight-complex="normal"/>
    </style:style>
    <style:style style:name="T93" style:family="text">
      <style:text-properties fo:font-weight="normal" officeooo:rsid="028eec45" style:font-weight-asian="normal" style:font-weight-complex="normal"/>
    </style:style>
    <style:style style:name="T94" style:family="text">
      <style:text-properties fo:font-weight="normal" officeooo:rsid="02905568" style:font-weight-asian="normal" style:font-weight-complex="normal"/>
    </style:style>
    <style:style style:name="T95" style:family="text">
      <style:text-properties fo:font-weight="normal" officeooo:rsid="02914595" style:font-weight-asian="normal" style:font-weight-complex="normal"/>
    </style:style>
    <style:style style:name="T96" style:family="text">
      <style:text-properties fo:font-weight="normal" officeooo:rsid="029d9a88" style:font-weight-asian="normal" style:font-weight-complex="normal"/>
    </style:style>
    <style:style style:name="T97" style:family="text">
      <style:text-properties fo:font-weight="normal" officeooo:rsid="029ecadb" style:font-weight-asian="normal" style:font-weight-complex="normal"/>
    </style:style>
    <style:style style:name="T98" style:family="text">
      <style:text-properties fo:font-weight="normal" officeooo:rsid="02a3a506" style:font-weight-asian="normal" style:font-weight-complex="normal"/>
    </style:style>
    <style:style style:name="T99" style:family="text">
      <style:text-properties fo:font-weight="normal" officeooo:rsid="025ccdd7" style:font-weight-asian="normal" style:font-weight-complex="normal"/>
    </style:style>
    <style:style style:name="T100" style:family="text">
      <style:text-properties fo:font-weight="normal" officeooo:rsid="02ac5d59" style:font-weight-asian="normal" style:font-weight-complex="normal"/>
    </style:style>
    <style:style style:name="T101" style:family="text">
      <style:text-properties fo:font-weight="normal" officeooo:rsid="02c7a60e" style:font-weight-asian="normal" style:font-weight-complex="normal"/>
    </style:style>
    <style:style style:name="T102" style:family="text">
      <style:text-properties fo:font-weight="normal" officeooo:rsid="02cfee09" style:font-weight-asian="normal" style:font-weight-complex="normal"/>
    </style:style>
    <style:style style:name="T103" style:family="text">
      <style:text-properties fo:font-weight="normal" officeooo:rsid="02dd2478" style:font-weight-asian="normal" style:font-weight-complex="normal"/>
    </style:style>
    <style:style style:name="T104" style:family="text">
      <style:text-properties fo:font-weight="normal" officeooo:rsid="02e58368" style:font-weight-asian="normal" style:font-weight-complex="normal"/>
    </style:style>
    <style:style style:name="T105" style:family="text">
      <style:text-properties fo:font-weight="normal" officeooo:rsid="02e9c719" style:font-weight-asian="normal" style:font-weight-complex="normal"/>
    </style:style>
    <style:style style:name="T106" style:family="text">
      <style:text-properties fo:font-weight="normal" officeooo:rsid="02eaec16" style:font-weight-asian="normal" style:font-weight-complex="normal"/>
    </style:style>
    <style:style style:name="T107" style:family="text">
      <style:text-properties fo:font-weight="normal" officeooo:rsid="02ef7117" style:font-weight-asian="normal" style:font-weight-complex="normal"/>
    </style:style>
    <style:style style:name="T108" style:family="text">
      <style:text-properties fo:font-weight="normal" officeooo:rsid="02efea6f" style:font-weight-asian="normal" style:font-weight-complex="normal"/>
    </style:style>
    <style:style style:name="T109" style:family="text">
      <style:text-properties fo:font-weight="normal" officeooo:rsid="02f05022" style:font-weight-asian="normal" style:font-weight-complex="normal"/>
    </style:style>
    <style:style style:name="T110" style:family="text">
      <style:text-properties fo:font-weight="normal" officeooo:rsid="02f17c4f" style:font-weight-asian="normal" style:font-weight-complex="normal"/>
    </style:style>
    <style:style style:name="T111" style:family="text">
      <style:text-properties fo:font-weight="normal" officeooo:rsid="02f2cf11" style:font-weight-asian="normal" style:font-weight-complex="normal"/>
    </style:style>
    <style:style style:name="T112" style:family="text">
      <style:text-properties fo:font-weight="normal" officeooo:rsid="02f394bb" style:font-weight-asian="normal" style:font-weight-complex="normal"/>
    </style:style>
    <style:style style:name="T113" style:family="text">
      <style:text-properties fo:font-weight="normal" officeooo:rsid="02f469c2" style:font-weight-asian="normal" style:font-weight-complex="normal"/>
    </style:style>
    <style:style style:name="T114" style:family="text">
      <style:text-properties fo:font-weight="normal" officeooo:rsid="02f6c541" style:font-weight-asian="normal" style:font-weight-complex="normal"/>
    </style:style>
    <style:style style:name="T115" style:family="text">
      <style:text-properties fo:font-weight="normal" officeooo:rsid="02f9cca4" style:font-weight-asian="normal" style:font-weight-complex="normal"/>
    </style:style>
    <style:style style:name="T116" style:family="text">
      <style:text-properties fo:font-weight="normal" officeooo:rsid="02ff3ef2" style:font-weight-asian="normal" style:font-weight-complex="normal"/>
    </style:style>
    <style:style style:name="T117" style:family="text">
      <style:text-properties fo:font-weight="normal" officeooo:rsid="02ff7083" style:font-weight-asian="normal" style:font-weight-complex="normal"/>
    </style:style>
    <style:style style:name="T118" style:family="text">
      <style:text-properties fo:font-weight="normal" officeooo:rsid="030031f2"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62ea7f" style:font-weight-asian="normal" style:font-weight-complex="normal"/>
    </style:style>
    <style:style style:name="T134" style:family="text">
      <style:text-properties fo:font-weight="normal" officeooo:rsid="03630143" style:font-weight-asian="normal" style:font-weight-complex="normal"/>
    </style:style>
    <style:style style:name="T135" style:family="text">
      <style:text-properties fo:font-weight="normal" officeooo:rsid="0363bc79" style:font-weight-asian="normal" style:font-weight-complex="normal"/>
    </style:style>
    <style:style style:name="T136" style:family="text">
      <style:text-properties fo:font-weight="normal" officeooo:rsid="0363f439" style:font-weight-asian="normal" style:font-weight-complex="normal"/>
    </style:style>
    <style:style style:name="T137" style:family="text">
      <style:text-properties fo:font-weight="normal" officeooo:rsid="0364cf96" style:font-weight-asian="normal" style:font-weight-complex="normal"/>
    </style:style>
    <style:style style:name="T138" style:family="text">
      <style:text-properties fo:font-weight="normal" officeooo:rsid="03701351" style:font-weight-asian="normal" style:font-weight-complex="normal"/>
    </style:style>
    <style:style style:name="T139" style:family="text">
      <style:text-properties fo:font-weight="normal" officeooo:rsid="03715737" style:font-weight-asian="normal" style:font-weight-complex="normal"/>
    </style:style>
    <style:style style:name="T140" style:family="text">
      <style:text-properties fo:font-weight="normal" officeooo:rsid="03733b9f" style:font-weight-asian="normal" style:font-weight-complex="normal"/>
    </style:style>
    <style:style style:name="T141" style:family="text">
      <style:text-properties fo:font-weight="normal" officeooo:rsid="0373cfaa" style:font-weight-asian="normal" style:font-weight-complex="normal"/>
    </style:style>
    <style:style style:name="T142" style:family="text">
      <style:text-properties fo:font-weight="normal" officeooo:rsid="03756019" style:font-weight-asian="normal" style:font-weight-complex="normal"/>
    </style:style>
    <style:style style:name="T143" style:family="text">
      <style:text-properties fo:font-weight="normal" officeooo:rsid="0376d6fe" style:font-weight-asian="normal" style:font-weight-complex="normal"/>
    </style:style>
    <style:style style:name="T144" style:family="text">
      <style:text-properties fo:font-weight="normal" officeooo:rsid="03b03617" style:font-weight-asian="normal" style:font-weight-complex="normal"/>
    </style:style>
    <style:style style:name="T145" style:family="text">
      <style:text-properties fo:font-weight="normal" officeooo:rsid="03b1edcb" style:font-weight-asian="normal" style:font-weight-complex="normal"/>
    </style:style>
    <style:style style:name="T146" style:family="text">
      <style:text-properties fo:font-weight="normal" officeooo:rsid="03b304e4" style:font-weight-asian="normal" style:font-weight-complex="normal"/>
    </style:style>
    <style:style style:name="T147" style:family="text">
      <style:text-properties fo:font-weight="normal" officeooo:rsid="03b3ba17" style:font-weight-asian="normal" style:font-weight-complex="normal"/>
    </style:style>
    <style:style style:name="T148" style:family="text">
      <style:text-properties fo:font-weight="normal" officeooo:rsid="03b61e89" style:font-weight-asian="normal" style:font-weight-complex="normal"/>
    </style:style>
    <style:style style:name="T149" style:family="text">
      <style:text-properties fo:font-weight="normal" officeooo:rsid="03b8426e" style:font-weight-asian="normal" style:font-weight-complex="normal"/>
    </style:style>
    <style:style style:name="T150" style:family="text">
      <style:text-properties fo:font-weight="normal" officeooo:rsid="03ba5e1a" style:font-weight-asian="normal" style:font-weight-complex="normal"/>
    </style:style>
    <style:style style:name="T151" style:family="text">
      <style:text-properties fo:font-weight="normal" officeooo:rsid="03bc1362" style:font-weight-asian="normal" style:font-weight-complex="normal"/>
    </style:style>
    <style:style style:name="T152" style:family="text">
      <style:text-properties fo:font-weight="normal" officeooo:rsid="03c35565" style:font-weight-asian="normal" style:font-weight-complex="normal"/>
    </style:style>
    <style:style style:name="T153" style:family="text">
      <style:text-properties fo:font-weight="normal" officeooo:rsid="03c3715c" style:font-weight-asian="normal" style:font-weight-complex="normal"/>
    </style:style>
    <style:style style:name="T154" style:family="text">
      <style:text-properties fo:font-weight="normal" officeooo:rsid="03c4d73d" style:font-weight-asian="normal" style:font-weight-complex="normal"/>
    </style:style>
    <style:style style:name="T155" style:family="text">
      <style:text-properties fo:font-weight="normal" officeooo:rsid="03c5dac3" style:font-weight-asian="normal" style:font-weight-complex="normal"/>
    </style:style>
    <style:style style:name="T156" style:family="text">
      <style:text-properties fo:font-weight="normal" officeooo:rsid="03c69477" style:font-weight-asian="normal" style:font-weight-complex="normal"/>
    </style:style>
    <style:style style:name="T157" style:family="text">
      <style:text-properties fo:font-weight="normal" officeooo:rsid="03e10999" style:font-weight-asian="normal" style:font-weight-complex="normal"/>
    </style:style>
    <style:style style:name="T158" style:family="text">
      <style:text-properties fo:font-weight="normal" officeooo:rsid="03e258ad" style:font-weight-asian="normal" style:font-weight-complex="normal"/>
    </style:style>
    <style:style style:name="T159" style:family="text">
      <style:text-properties fo:font-weight="normal" officeooo:rsid="03fd0a6d" style:font-weight-asian="normal" style:font-weight-complex="normal"/>
    </style:style>
    <style:style style:name="T160" style:family="text">
      <style:text-properties officeooo:rsid="027bc3cc"/>
    </style:style>
    <style:style style:name="T161" style:family="text">
      <style:text-properties officeooo:rsid="0296d09d"/>
    </style:style>
    <style:style style:name="T162" style:family="text">
      <style:text-properties officeooo:rsid="02ae5bbf"/>
    </style:style>
    <style:style style:name="T163" style:family="text">
      <style:text-properties officeooo:rsid="02c3276b"/>
    </style:style>
    <style:style style:name="T164" style:family="text">
      <style:text-properties officeooo:rsid="02cb2a91"/>
    </style:style>
    <style:style style:name="T165" style:family="text">
      <style:text-properties officeooo:rsid="02e8779e"/>
    </style:style>
    <style:style style:name="T166" style:family="text">
      <style:text-properties fo:font-style="italic" fo:font-weight="normal" officeooo:rsid="02efea6f" style:font-style-asian="italic" style:font-weight-asian="normal"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officeooo:rsid="03362f63" style:font-style-asian="italic" style:font-style-complex="italic"/>
    </style:style>
    <style:style style:name="T169" style:family="text">
      <style:text-properties fo:font-style="italic" officeooo:rsid="035e9b04" style:font-style-asian="italic" style:font-style-complex="italic"/>
    </style:style>
    <style:style style:name="T170" style:family="text">
      <style:text-properties fo:font-style="italic" officeooo:rsid="03cbdc2e" style:font-style-asian="italic" style:font-style-complex="italic"/>
    </style:style>
    <style:style style:name="T171" style:family="text">
      <style:text-properties fo:font-style="italic" officeooo:rsid="03f5eb80"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b95e0" style:font-style-asian="normal" style:font-style-complex="normal"/>
    </style:style>
    <style:style style:name="T185" style:family="text">
      <style:text-properties fo:font-style="normal" officeooo:rsid="03651e24" style:font-style-asian="normal" style:font-style-complex="normal"/>
    </style:style>
    <style:style style:name="T186" style:family="text">
      <style:text-properties fo:font-style="normal" officeooo:rsid="03cbdc2e" style:font-style-asian="normal" style:font-style-complex="normal"/>
    </style:style>
    <style:style style:name="T187" style:family="text">
      <style:text-properties fo:font-style="normal" officeooo:rsid="03cdc14e" style:font-style-asian="normal" style:font-style-complex="normal"/>
    </style:style>
    <style:style style:name="T188" style:family="text">
      <style:text-properties fo:font-style="normal" officeooo:rsid="03e60a0b" style:font-style-asian="normal" style:font-style-complex="normal"/>
    </style:style>
    <style:style style:name="T189" style:family="text">
      <style:text-properties fo:font-style="normal" officeooo:rsid="03e67196" style:font-style-asian="normal" style:font-style-complex="normal"/>
    </style:style>
    <style:style style:name="T190" style:family="text">
      <style:text-properties fo:font-style="normal" officeooo:rsid="03ed23e0" style:font-style-asian="normal" style:font-style-complex="normal"/>
    </style:style>
    <style:style style:name="T191" style:family="text">
      <style:text-properties fo:font-style="normal" officeooo:rsid="03f09eb0" style:font-style-asian="normal" style:font-style-complex="normal"/>
    </style:style>
    <style:style style:name="T192" style:family="text">
      <style:text-properties fo:font-style="normal" officeooo:rsid="03f0c93b" style:font-style-asian="normal" style:font-style-complex="normal"/>
    </style:style>
    <style:style style:name="T193" style:family="text">
      <style:text-properties fo:font-style="normal" officeooo:rsid="03f426c5" style:font-style-asian="normal" style:font-style-complex="normal"/>
    </style:style>
    <style:style style:name="T194" style:family="text">
      <style:text-properties fo:font-style="normal" officeooo:rsid="03f47c03" style:font-style-asian="normal" style:font-style-complex="normal"/>
    </style:style>
    <style:style style:name="T195" style:family="text">
      <style:text-properties fo:font-style="normal" officeooo:rsid="03f5eb80" style:font-style-asian="normal" style:font-style-complex="normal"/>
    </style:style>
    <style:style style:name="T196" style:family="text">
      <style:text-properties fo:font-style="normal" officeooo:rsid="03f601dd" style:font-style-asian="normal" style:font-style-complex="normal"/>
    </style:style>
    <style:style style:name="T197" style:family="text">
      <style:text-properties fo:font-style="normal" officeooo:rsid="03f6f2bc" style:font-style-asian="normal" style:font-style-complex="normal"/>
    </style:style>
    <style:style style:name="T198" style:family="text">
      <style:text-properties fo:font-style="normal" officeooo:rsid="03f8a1d3" style:font-style-asian="normal" style:font-style-complex="normal"/>
    </style:style>
    <style:style style:name="T199" style:family="text">
      <style:text-properties fo:font-style="normal" officeooo:rsid="03fa3d57" style:font-style-asian="normal" style:font-style-complex="normal"/>
    </style:style>
    <style:style style:name="T200" style:family="text">
      <style:text-properties fo:font-style="normal" officeooo:rsid="03fb169a" style:font-style-asian="normal" style:font-style-complex="normal"/>
    </style:style>
    <style:style style:name="T201" style:family="text">
      <style:text-properties fo:font-style="normal" officeooo:rsid="04001801" style:font-style-asian="normal" style:font-style-complex="normal"/>
    </style:style>
    <style:style style:name="T202" style:family="text">
      <style:text-properties fo:font-style="normal" officeooo:rsid="0401cbb4" style:font-style-asian="normal" style:font-style-complex="normal"/>
    </style:style>
    <style:style style:name="T203" style:family="text">
      <style:text-properties fo:font-style="normal" officeooo:rsid="04092763" style:font-style-asian="normal" style:font-style-complex="normal"/>
    </style:style>
    <style:style style:name="T204" style:family="text">
      <style:text-properties fo:font-style="normal" officeooo:rsid="040b2df8" style:font-style-asian="normal" style:font-style-complex="normal"/>
    </style:style>
    <style:style style:name="T205" style:family="text">
      <style:text-properties fo:font-style="normal" officeooo:rsid="040cbcaf" style:font-style-asian="normal" style:font-style-complex="normal"/>
    </style:style>
    <style:style style:name="T206" style:family="text">
      <style:text-properties fo:font-style="normal" officeooo:rsid="040cbdb3" style:font-style-asian="normal" style:font-style-complex="normal"/>
    </style:style>
    <style:style style:name="T207" style:family="text">
      <style:text-properties fo:font-style="normal" officeooo:rsid="0410f307" style:font-style-asian="normal" style:font-style-complex="normal"/>
    </style:style>
    <style:style style:name="T208" style:family="text">
      <style:text-properties officeooo:rsid="02f7fee3"/>
    </style:style>
    <style:style style:name="T209" style:family="text">
      <style:text-properties officeooo:rsid="02f8e5d3"/>
    </style:style>
    <style:style style:name="T210" style:family="text">
      <style:text-properties officeooo:rsid="03020f40"/>
    </style:style>
    <style:style style:name="T211" style:family="text">
      <style:text-properties officeooo:rsid="0304e693"/>
    </style:style>
    <style:style style:name="T212" style:family="text">
      <style:text-properties officeooo:rsid="03189c51"/>
    </style:style>
    <style:style style:name="T213" style:family="text">
      <style:text-properties officeooo:rsid="031f7a34"/>
    </style:style>
    <style:style style:name="T214" style:family="text">
      <style:text-properties officeooo:rsid="0324b645"/>
    </style:style>
    <style:style style:name="T215" style:family="text">
      <style:text-properties officeooo:rsid="03321348"/>
    </style:style>
    <style:style style:name="T216" style:family="text">
      <style:text-properties officeooo:rsid="03362f63"/>
    </style:style>
    <style:style style:name="T217" style:family="text">
      <style:text-properties officeooo:rsid="033f8c6e"/>
    </style:style>
    <style:style style:name="T218" style:family="text">
      <style:text-properties officeooo:rsid="0340dd4e"/>
    </style:style>
    <style:style style:name="T219" style:family="text">
      <style:text-properties officeooo:rsid="03425a92"/>
    </style:style>
    <style:style style:name="T220" style:family="text">
      <style:text-properties officeooo:rsid="034fadef"/>
    </style:style>
    <style:style style:name="T221" style:family="text">
      <style:text-properties officeooo:rsid="0353f10e"/>
    </style:style>
    <style:style style:name="T222" style:family="text">
      <style:text-properties officeooo:rsid="0357973c"/>
    </style:style>
    <style:style style:name="T223" style:family="text">
      <style:text-properties officeooo:rsid="035e9b04"/>
    </style:style>
    <style:style style:name="T224" style:family="text">
      <style:text-properties officeooo:rsid="035efedf"/>
    </style:style>
    <style:style style:name="T225" style:family="text">
      <style:text-properties officeooo:rsid="0360d6bf"/>
    </style:style>
    <style:style style:name="T226" style:family="text">
      <style:text-properties officeooo:rsid="036b2b1b"/>
    </style:style>
    <style:style style:name="T227" style:family="text">
      <style:text-properties officeooo:rsid="036bbfdd"/>
    </style:style>
    <style:style style:name="T228" style:family="text">
      <style:text-properties officeooo:rsid="036db5d5"/>
    </style:style>
    <style:style style:name="T229" style:family="text">
      <style:text-properties officeooo:rsid="03799604"/>
    </style:style>
    <style:style style:name="T230" style:family="text">
      <style:text-properties officeooo:rsid="0381eda7"/>
    </style:style>
    <style:style style:name="T231" style:family="text">
      <style:text-properties officeooo:rsid="0383bb54"/>
    </style:style>
    <style:style style:name="T232" style:family="text">
      <style:text-properties officeooo:rsid="038d6e8d"/>
    </style:style>
    <style:style style:name="T233" style:family="text">
      <style:text-properties officeooo:rsid="038f0514"/>
    </style:style>
    <style:style style:name="T234" style:family="text">
      <style:text-properties officeooo:rsid="0397622a"/>
    </style:style>
    <style:style style:name="T235" style:family="text">
      <style:text-properties officeooo:rsid="039c7236"/>
    </style:style>
    <style:style style:name="T236" style:family="text">
      <style:text-properties officeooo:rsid="039dc707"/>
    </style:style>
    <style:style style:name="T237" style:family="text">
      <style:text-properties officeooo:rsid="03a27414"/>
    </style:style>
    <style:style style:name="T238" style:family="text">
      <style:text-properties officeooo:rsid="03a445f5"/>
    </style:style>
    <style:style style:name="T239" style:family="text">
      <style:text-properties officeooo:rsid="03c6a36b"/>
    </style:style>
    <style:style style:name="T240" style:family="text">
      <style:text-properties officeooo:rsid="03c82e41"/>
    </style:style>
    <style:style style:name="T241" style:family="text">
      <style:text-properties officeooo:rsid="03cbdc2e"/>
    </style:style>
    <style:style style:name="T242" style:family="text">
      <style:text-properties officeooo:rsid="03d298ae"/>
    </style:style>
    <style:style style:name="T243" style:family="text">
      <style:text-properties officeooo:rsid="03d58049"/>
    </style:style>
    <style:style style:name="T244" style:family="text">
      <style:text-properties officeooo:rsid="03d82333"/>
    </style:style>
    <style:style style:name="T245" style:family="text">
      <style:text-properties officeooo:rsid="03e3f99c"/>
    </style:style>
    <style:style style:name="T246" style:family="text">
      <style:text-properties officeooo:rsid="03e7d157"/>
    </style:style>
    <style:style style:name="T247" style:family="text">
      <style:text-properties officeooo:rsid="03e84964"/>
    </style:style>
    <style:style style:name="T248" style:family="text">
      <style:text-properties officeooo:rsid="03f426c5"/>
    </style:style>
    <style:style style:name="T249" style:family="text">
      <style:text-properties officeooo:rsid="032dcedd"/>
    </style:style>
    <style:style style:name="T250" style:family="text">
      <style:text-properties officeooo:rsid="04001659"/>
    </style:style>
    <style:style style:name="T251" style:family="text">
      <style:text-properties officeooo:rsid="0403b37e"/>
    </style:style>
    <style:style style:name="T252" style:family="text">
      <style:text-properties officeooo:rsid="0405a8ae"/>
    </style:style>
    <style:style style:name="T253" style:family="text">
      <style:text-properties officeooo:rsid="0406b36a"/>
    </style:style>
    <style:style style:name="T254" style:family="text">
      <style:text-properties officeooo:rsid="040779ed"/>
    </style:style>
    <style:style style:name="T255" style:family="text">
      <style:text-properties officeooo:rsid="04092fc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68">Arkadiusz Bulski</text:p>
      <text:h text:style-name="P82"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83"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4" text:outline-level="1">New ideas</text:h>
      <text:p text:style-name="Text_20_body"/>
      <text:h text:style-name="Heading_20_3" text:outline-level="3">Inodes are not efficient. </text:h>
      <text:p text:style-name="P65"><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3">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4">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5">All these reasons contributed to a decision that data structures </text:span><text:span text:style-name="T101">had to</text:span><text:span text:style-name="T75"> be broken down into blocks. </text:span></text:p>
      <text:p text:style-name="P29"><text:span text:style-name="T16">To fully describe a single file, we need </text:span><text:span text:style-name="T34">an amount of </text:span><text:span text:style-name="T105">meta</text:span><text:span text:style-name="T34">data that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0">located</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100">4 </text:span><text:span text:style-name="T60">KB blocks and 64 bit pointers</text:span><text:span text:style-name="T18">, at least </text:span><text:span text:style-name="T100">512</text:span><text:span text:style-name="T18"> blocks would be 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would necessarily </text:span><text:span text:style-name="T20">require all metadata blocks to be read. </text:span></text:p>
      <text:p text:style-name="P4"><text:soft-page-break/></text:p>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8">First approach we shall call </text:span><text:span text:style-name="T172">the </text:span><text:span text:style-name="T166">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08">approach we shall call </text:span><text:span text:style-name="T166">block approach. </text:span><text:span text:style-name="T172">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conservatively, one block at a time </text:span><text:span text:style-name="T105">eventually </text:span><text:span text:style-name="T63">leading to fragmentation of metadata. </text:span></text:p>
      <text:p text:style-name="P32"><text:span text:style-name="T109">Block</text:span><text:span text:style-name="T24"> approach </text:span><text:span text:style-name="T64">seems efficient at first glance because</text:span><text:span text:style-name="T24"> changing one detail </text:span><text:span text:style-name="T25">should require </text:span><text:span text:style-name="T24">only one block to be </text:span><text:span text:style-name="T64">written </text:span><text:span text:style-name="T111">to disk</text:span><text:span text:style-name="T64">. </text:span><text:span text:style-name="T65">This kind of reasoning is flawed because we do not </text:span><text:span text:style-name="T109">account for future operations</text:span><text:span text:style-name="T65">. </text:span><text:span text:style-name="T66">We should consider </text:span><text:span text:style-name="T72">amortizing</text:span><text:span text:style-name="T66"> performance over entire lifespan of a file, </text:span><text:span text:style-name="T110">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7">sweep</text:span><text:span text:style-name="T26"> is better in every usage scenario. </text:span><text:span text:style-name="T27">To show that, we need to recognize that magnetic hard disks have quite </text:span><text:span text:style-name="T10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9">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6">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20"><text:bibliography-mark text:identifier="OSTEP" text:bibliography-type="book" text:author="Remzi H. Arpaci-Dusseau, Andrea C. Arpaci-Dusseau" text:title="Operating Systems: Three Easy Pieces">[OSTEP]</text:bibliography-mark></text:span><text:span text:style-name="T120"> </text:span><text:span text:style-name="T68">directories </text:span><text:span text:style-name="T121">put </text:span><text:span text:style-name="T68">entries </text:span><text:span text:style-name="T121">into </text:span><text:span text:style-name="T129">individual </text:span><text:span text:style-name="T121">data </text:span><text:span text:style-name="T68">blocks, files put data locations into </text:span><text:span text:style-name="T129">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5">copy on write B-</text:span><text:span text:style-name="T68">trees are replacing </text:span><text:span text:style-name="T121">indirect blocks </text:span><text:span text:style-name="T68">but data is still being </text:span><text:span text:style-name="T69">divided</text:span><text:span text:style-name="T68"> into small chunks. </text:span><text:span text:style-name="T122">The issue being described here has not gone away. </text:span></text:p>
      <text:p text:style-name="P5"/>
      <text:p text:style-name="P38"><text:span text:style-name="T68">T</text:span><text:span text:style-name="T4">o show </text:span><text:span text:style-name="T103">that extent</text:span><text:span text:style-name="T4"> approach is better we will consider total time spent on all operations throughout </text:span><text:span text:style-name="T96">most of the</text:span><text:span text:style-name="T4"> lifetime of a file. Only metadata </text:span><text:span text:style-name="T76">is counted towards the time spent </text:span><text:span text:style-name="T96">on read and write operations</text:span><text:span text:style-name="T76">. </text:span><text:span text:style-name="T77">Parent directory metadata is also excluded. At time zero </text:span><text:span text:style-name="T98">we assume that all </text:span><text:span text:style-name="T77">file </text:span><text:span text:style-name="T98">content and </text:span><text:span text:style-name="T78">metadata </text:span><text:span text:style-name="T96">is already stored on disk</text:span><text:span text:style-name="T78">. </text:span><text:span text:style-name="T79">We let a certain number of cycles of the file being opened, </text:span><text:span text:style-name="T98">accessed </text:span><text:span text:style-name="T79">several times and then closed. </text:span><text:span text:style-name="T81">After each open</text:span><text:span text:style-name="T96">ing</text:span><text:span text:style-name="T81"> </text:span><text:span text:style-name="T87">some</text:span><text:span text:style-name="T82"> </text:span><text:span text:style-name="T81">metadata blocks are </text:span><text:span text:style-name="T98">accessed, either read or written.</text:span><text:span text:style-name="T113"> </text:span><text:span text:style-name="T104">We also assume that </text:span><text:span text:style-name="T87">c</text:span><text:span text:style-name="T79">ached blocks are forgotten between cycles due to </text:span><text:span text:style-name="T80">assumed </text:span><text:span text:style-name="T79">long time intervals </text:span><text:span text:style-name="T112">between cycles</text:span><text:span text:style-name="T79">. </text:span><text:span text:style-name="T107">Blocks are assumed to be 4 K</text:span><text:span text:style-name="T130">B</text:span><text:span text:style-name="T107"> size. </text:span><text:span text:style-name="T114">Suffixes like </text:span><text:span text:style-name="T107">K M refer to thousands and millions of bytes. </text:span></text:p>
      <text:p text:style-name="P7"/>
      <text:p text:style-name="P39"><text:span text:style-name="T83">R</text:span><text:span text:style-name="T4">eading </text:span><text:span text:style-name="T85">or writing </text:span><text:span text:style-name="T4">N blocks would take (</text:span><text:span text:style-name="T113">assuming sequential and random pattern, referring to </text:span><text:span text:style-name="T97">extent</text:span><text:span text:style-name="T4"> </text:span><text:span text:style-name="T84">and </text:span><text:span text:style-name="T97">block </text:span><text:span text:style-name="T4">approach </text:span><text:span text:style-name="T84">respect</text:span><text:span text:style-name="T85">iv</text:span><text:span text:style-name="T86">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6">We <text:span text:style-name="T165">conceive</text:span> <text:span text:style-name="T162">a </text:span>simulation with <text:span text:style-name="T161">three</text:span> independent variables, N is number of <text:span text:style-name="T161">blocks accessed </text:span>in each cycle, <text:span text:style-name="T161">M is number</text:span> <text:span text:style-name="T161">of blocks total, </text:span>and <text:span text:style-name="T161">B</text:span> is number of cycles. <text:span text:style-name="T221">Only a subset of blocks is accessed during a cycle so N&lt;M. Therefore total time would be </text:span><text:span text:style-name="T99">(</text:span><text:span text:style-name="T97">extent</text:span><text:span text:style-name="T99"> </text:span><text:span text:style-name="T84">and </text:span><text:span text:style-name="T97">block </text:span><text:span text:style-name="T99">approach </text:span><text:span text:style-name="T84">respect</text:span><text:span text:style-name="T85">iv</text:span><text:span text:style-name="T86">ely</text:span><text:span text:style-name="T99">): </text:span></text:p>
      <text:p text:style-name="P45"><text:soft-page-break/><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
      <text:p text:style-name="Text_20_body">Plots show total time of extent approach (blue) and block approach (red) for least and most accessed, <text:span text:style-name="T222">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9">Let us look at the cases where extent approach loses in comparison. Total times can be compared through an inequality. Notice that number of cycles cancels out. </text:p>
      <text:p text:style-name="P50"><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7"/>
      <text:p text:style-name="P52">Last two inequalities show limits on how much metadata could be accessed <text:span text:style-name="T208">during one cycle before block approach starts to lose advantage. Asymptotically, </text:span>less than 1 in 166 metadata blocks <text:span text:style-name="T164">could be accessed. For smallest files the limit is 2 blocks. </text:span></text:p>
      <text:p text:style-name="P53">Remember when earlier <text:span text:style-name="T163">it </text:span>was mentioned that a 1 GB file would require at least 512 metadata blocks? According to the limits above, after opening it we could access at most 5 metadata blocks before block approach would lose advantage, and this includes the inode block. Is this really the kind of workload we are aiming to support? </text:p>
      <text:p text:style-name="P48"/>
      <text:p text:style-name="P51">When we store individual blocks we gain on transfer time related to small block size but we pay for it with seek time the next time we read said blocks. <text:span text:style-name="T160">Disk characteristics make this exchange totally unfair. One seek takes as much time as transferring 1.2 MB which can for all practical purposes fit complete metadata of any imaginable file, ever. </text:span></text:p>
      <text:p text:style-name="P15">Additionally <text:span text:style-name="T220">the </text:span>extent approach has the benefit that one checksum is enough to verify integrity of all metadata while <text:span text:style-name="T220">the </text:span>block approach <text:span text:style-name="T211">would use</text:span> as many checksums as <text:soft-page-break/>there are blocks. </text:p>
      <text:p text:style-name="P15"/>
      <text:p text:style-name="P16">Finally it should be admitted that the theoretical model above assumes most naive implementation of block approach <text:span text:style-name="T223">where blocks are allocated individually from entire disk (independently from uniform distribution)</text:span>. It would be possible to allocate blocks close to each <text:span text:style-name="T224">other whenever possible, increasing so called </text:span><text:span text:style-name="T169">spatial locality</text:span>. Orlov allocator is the mechanism meant to achieve exactly that. However <text:span text:style-name="T225">it </text:span>would <text:span text:style-name="T224">arguably </text:span>make the block approach only so much better in comparison <text:span text:style-name="T209">and it is doubtful that entire argument would get trumped. Constructing a theoretical model that would include dependent allocation is not doable. Distribution parameters are not known. </text:span></text:p>
      <text:p text:style-name="P8"/>
      <text:p text:style-name="P8"/>
      <text:h text:style-name="Heading_20_3" text:outline-level="3">B-trees are not efficient. </text:h>
      <text:p text:style-name="P36"><text:span text:style-name="T4">We can see a </text:span><text:span text:style-name="T42">trend</text:span><text:span text:style-name="T4"> </text:span><text:span text:style-name="T131">among</text:span><text:span text:style-name="T4"> filesystem design</text:span><text:span text:style-name="T131">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8">should</text:span><text:span text:style-name="T5"> be able to handle billions of files. Popular filesystems </text:span><text:span text:style-name="T89">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89">is a </text:span><text:span text:style-name="T7">false assumption </text:span><text:span text:style-name="T89">at least in general case</text:span><text:span text:style-name="T7">. </text:span><text:span text:style-name="T10">Most</text:span><text:span text:style-name="T7"> computers hold something on the order of 100'000 files. </text:span><text:span text:style-name="T102">See </text:span><text:span text:style-name="T10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2"> for representative statistics. </text:span><text:span text:style-name="T95">That amount of dictionary entries can </text:span><text:span text:style-name="T9">be stored more efficiently by other means. </text:span></text:p>
      <text:p text:style-name="P40"><text:span text:style-name="T9">S</text:span><text:span text:style-name="T4">econd reason to use B-trees is that memory needed to query and update trees is small, </text:span><text:span text:style-name="T132">comparable</text:span><text:span text:style-name="T4"> to number of blocks from root to leaf. Modern desktop computers have several gigabytes of memory </text:span><text:span text:style-name="T132">nowadays </text:span><text:span text:style-name="T4">and servers have even more. </text:span><text:span text:style-name="T132">Conserving memory is not justified. </text:span><text:span text:style-name="T133">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0">loaded from one extent, kept in memory in entirety and </text:span><text:span text:style-name="T116">the whole </text:span><text:span text:style-name="T90">time, and occasionally stored </text:span><text:span text:style-name="T91">to</text:span><text:span text:style-name="T90"> disk as one extent. </text:span><text:span text:style-name="T91">If at </text:span><text:span text:style-name="T90">some point </text:span><text:span text:style-name="T91">the </text:span><text:span text:style-name="T44">amount of entries grows over a certain threshold, </text:span><text:span text:style-name="T9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3">tree </text:span><text:span text:style-name="T43">nodes </text:span><text:span text:style-name="T9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3">collection </text:span><text:span text:style-name="T52">in one sweep</text:span><text:span text:style-name="T48"> is faster th</text:span><text:span text:style-name="T52">a</text:span><text:span text:style-name="T48">n analogous B-tree operation </text:span><text:span text:style-name="T50">(few disk seeks). </text:span><text:span text:style-name="T117">After transition </text:span><text:span text:style-name="T47">operations are carried out </text:span><text:span text:style-name="T53">on a </text:span><text:span text:style-name="T47">B-tree representation which is the compared alternative. </text:span><text:span text:style-name="T134">If changes are </text:span><text:span text:style-name="T135">being </text:span><text:span text:style-name="T134">accumulated </text:span><text:span text:style-name="T135">over periods of time then comparison is even more favorable. </text:span><text:span text:style-name="T136">Also intents (patches) can be stored </text:span><text:span text:style-name="T137">to</text:span><text:span text:style-name="T136"> disk </text:span><text:span text:style-name="T137">to persist individual operations </text:span><text:span text:style-name="T136">instead of </text:span><text:span text:style-name="T137">storing </text:span><text:span text:style-name="T136">the entire dictionary </text:span><text:span text:style-name="T137">every time. </text:span></text:p>
      <text:p text:style-name="P37"><text:span text:style-name="T49">T</text:span><text:span text:style-name="T4">he threshold would actually be very high. W</text:span><text:span text:style-name="T27">e need to recognize that magnetic hard disks have quite </text:span><text:span text:style-name="T11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8">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oft-page-break/><text:span text:style-name="T4">would be </text:span><text:span text:style-name="T56">slower than </text:span><text:span text:style-name="T4">reading or writing </text:span><text:span text:style-name="T94">an entire </text:span><text:span text:style-name="T56">1.2</text:span><text:span text:style-name="T4"> MB in one sweep. </text:span><text:span text:style-name="T54">A huge amount of entries can be stored in that amount of data. </text:span></text:p>
      <text:p text:style-name="P37"><text:span text:style-name="T55">Actually even more entries can be stored on disk than in memory. If for example </text:span><text:span text:style-name="T94">entry keys </text:span><text:span text:style-name="T55">are sorted then we can store their pairwise differences instead. Smaller numbers can be encoded more compactly using varint encoding. </text:span><text:span text:style-name="T157">This topic </text:span><text:span text:style-name="T158">is </text:span><text:span text:style-name="T157">further explained in a </text:span><text:span text:style-name="T158">later </text:span><text:span text:style-name="T157">chapter </text:span><text:span text:style-name="T159">on extent efficiency</text:span><text:span text:style-name="T157">. </text:span></text:p>
      <text:p text:style-name="P9"/>
      <text:p text:style-name="P13">This argument is basically the same as for the inode extent. If you consider the mapping entries as metadata of some special file then the same <text:span text:style-name="T210">theoretical model can be applied</text:span>. </text:p>
      <text:p text:style-name="P10"/>
      <text:p text:style-name="P10"/>
      <text:h text:style-name="Heading_20_3" text:outline-level="3">Fsync is not efficient. </text:h>
      <text:p text:style-name="P44"><text:span text:style-name="T4">Files </text:span><text:span text:style-name="T123">stored on computers </text:span><text:span text:style-name="T4">were important </text:span><text:span text:style-name="T123">since about the time when files started being stored on computers. </text:span><text:span text:style-name="T124">Programs started using techniques that would ensure reasonable state after computer was interrupted in it's work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 uses an identical approach despite not </text:span><text:span text:style-name="T125">recognizing POSIX. </text:span><text:span text:style-name="T126">The well established approach replaces a file using following template: </text:span></text:p>
      <text:p text:style-name="P55"/>
      <text:p text:style-name="Code_20_Source">int fd = creat("file.new", S_IRUSR|S_IWUSR); </text:p>
      <text:p text:style-name="Code_20_Source">write(fd, buf, <text:span text:style-name="T237">len</text:span>); </text:p>
      <text:p text:style-name="Code_20_Source">fsync(fd); </text:p>
      <text:p text:style-name="Code_20_Source">close(fd); </text:p>
      <text:p text:style-name="Code_20_Source">rename("file.new", "file"); </text:p>
      <text:p text:style-name="P55"/>
      <text:p text:style-name="P56">This approach has been the expected way of achieving atomic changes to files and caused a lot of pain when people were depending on different guarantees than that of fsync. <text:span text:style-name="T212">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12">POSIX vs Reality</text:span></text:a><text:span text:style-name="T212">. </text:span></text:p>
      <text:p text:style-name="P77">Another example is <text:span text:style-name="T217">a property </text:span>called <text:span text:style-name="T167">safe new file</text:span><text:span text:style-name="T173"> that makes fsync on parent directory unnecessary. SQLite in particular allows to take advantage of this </text:span><text:span text:style-name="T184">and few other </text:span><text:span text:style-name="T173">behavior</text:span><text:span text:style-name="T184">s</text:span><text:span text:style-name="T173"> although it is </text:span><text:span text:style-name="T180">enabled </text:span><text:span text:style-name="T185">only </text:span><text:span text:style-name="T180">on user's request</text:span><text:span text:style-name="T173">. This behavior is common in modern filesystem</text:span><text:span text:style-name="T184">s</text:span><text:span text:style-name="T173"> but </text:span><text:span text:style-name="T181">it is</text:span><text:span text:style-name="T173"> not </text:span><text:span text:style-name="T188">mandated </text:span><text:span text:style-name="T173">by POSIX </text:span><text:span text:style-name="T191">so</text:span><text:span text:style-name="T173"> applications </text:span><text:span text:style-name="T191">should not </text:span><text:span text:style-name="T173">rely on </text:span><text:span text:style-name="T189">t</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text:span><text:span text:style-name="T191">are </text:span><text:span text:style-name="T179">not </text:span><text:span text:style-name="T191">part of the </text:span><text:span text:style-name="T179">standard </text:span><text:span text:style-name="T191">(POSIX). </text:span><text:span text:style-name="T182">Notice that all of the 6 behaviors they describe are met by a filesystem where all operations are </text:span><text:span text:style-name="T183">both </text:span><text:span text:style-name="T182">atomic and ordered, </text:span><text:span text:style-name="T191">as proposed below</text:span><text:span text:style-name="T182">. </text:span><text:span text:style-name="T19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192">described below. </text:span></text:p>
      <text:p text:style-name="P77"/>
      <text:p text:style-name="P79"><text:soft-page-break/></text:p>
      <text:p text:style-name="P80">Following code <text:span text:style-name="T255">is not safe on all filesystems but is representative of applications: </text:span></text:p>
      <text:p text:style-name="P87">int fd = creat("file.new", S_IRUSR|S_IWUSR); </text:p>
      <text:p text:style-name="P87">write(fd, buf, <text:span text:style-name="T237">len</text:span>); </text:p>
      <text:p text:style-name="P87">close(fd); </text:p>
      <text:p text:style-name="P86">rename("file.new", "file"); </text:p>
      <text:p text:style-name="P81"/>
      <text:p text:style-name="P54">Whatever improvements to filesystems will be made in the future it seems clear that <text:s/>applications will remain to use the approach established by POSIX and filesystems will have to cooperate. <text:span text:style-name="T218">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4">Below we shall consider a new <text:span text:style-name="T213">solution</text:span> to this problem that will keep files correct <text:span text:style-name="T246">whether</text:span> the POSIX <text:span text:style-name="T246">compliant</text:span> approach <text:span text:style-name="T246">is used or not while performance is approaching no use of fsync at all. </text:span></text:p>
      <text:p text:style-name="P73"/>
      <text:p text:style-name="P58">Consider a filesystem where all operations are both atomic and ordered. <text:span text:style-name="T214">Above that fsync calls are implemented as no-op. </text:span></text:p>
      <text:p text:style-name="P58"><text:span text:style-name="T250">The file replacing codes above remain to keep files consistent. This is due to the fact that application developers (usually) use fsync not to persist data immediately but to persist data before metadata, which is exactly what </text:span><text:span text:style-name="T174">ordering </text:span><text:span text:style-name="T201">behavior </text:span><text:span text:style-name="T174">means</text:span><text:span text:style-name="T2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14">documentation</text:span></text:a><text:span text:style-name="T2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0"><text:span text:style-name="T249">Persisting ordered operations used to be implemented though ordered persistence. Long time ago blocks were written one at a time (synchronous writes). Operating system <text:s/>buffered changes in memory (</text:span>the buffer cache) <text:span text:style-name="T193">and was the only party that buffered. </text:span>When hard disks started buffering writes <text:span text:style-name="T248">themselves things got broken. System was no </text:span><text:soft-page-break/><text:span text:style-name="T248">longer in a position to tell which blocks were already persisted on the platter and which were still pending. Immediate solution was to implement </text:span><text:span text:style-name="T171">flushing buffers </text:span><text:span text:style-name="T195">th</text:span><text:span text:style-name="T200">r</text:span><text:span text:style-name="T195">ough so called </text:span><text:span text:style-name="T171">queue draining</text:span><text:span text:style-name="T194">. System </text:span><text:span text:style-name="T195">withh</text:span><text:span text:style-name="T202">eld</text:span><text:span text:style-name="T195"> </text:span><text:span text:style-name="T194">all future writes until disk reported that queue was empty. </text:span><text:span text:style-name="T196">When flushing buffers occurred quite often </text:span><text:span text:style-name="T194">this approach basically defeated the purpose of installing buffers in disks </text:span><text:span text:style-name="T196">in the first place. </text:span></text:p>
      <text:p text:style-name="Text_20_body"><text:span text:style-name="T197">Much later another major overhaul of hard disks happened. Up to this moment systems reordered requests </text:span><text:span text:style-name="T198">themselves</text:span><text:span text:style-name="T197">. Buffer cache accumulated blocks to be written and system decided, without much help from the disk, in which order should the disk write them. </text:span><text:span text:style-name="T198">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199">The solution to ensuring order of writes was the same. </text:span></text:p>
      <text:p text:style-name="P59"/>
      <text:p text:style-name="P72">Here is a possible implementation of a filesystem where all operations are atomic and ordered (but not durable) <text:span text:style-name="T251">with respect to crash</text:span>. </text:p>
      <text:p text:style-name="P59"/>
      <text:p text:style-name="P59">Consider a copy on write scheme where first sector contains address of last persisted <text:span text:style-name="T215">block</text:span> and address of root inode, further sectors contain a continuous <text:span text:style-name="T252">cyclic </text:span>stream of data and metadata similar to what a log-structured filesystem would contain. </text:p>
      <text:p text:style-name="P75">Each operation puts more blocks into the stream in a sequential but asynchronous way. <text:span text:style-name="T253">Ordered operations require that space on disk is allocated sequentially but actual writes do not need to be neither atomic nor ordered. Writes can be reordered and interleaved with outstanding and future disk operations. </text:span></text:p>
      <text:p text:style-name="P75">When the filesystem is sure that blocks up to a given point were persisted it issues an atomic but also <text:span text:style-name="T254">unordered</text:span> write of the first block, moving the address of last used block. Recovery is not strictly necessary <text:span text:style-name="T227">so far </text:span>because first sector <text:span text:style-name="T219">reliably </text:span>tells us how much data was stored <text:span text:style-name="T226">for sure</text:span>. <text:span text:style-name="T247">The window of changes that can get lost is quite significant, depending on how many changes (or for how long) are accumulated between atomic writes of header. Modern filesystems however make this sacrifice on regular basis. </text:span></text:p>
      <text:p text:style-name="P7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16">not before write was persistent. Recovery would have to involve doing a so called </text:span><text:span text:style-name="T168">roll forward</text:span><text:span text:style-name="T175">, scanning the log from last known end forward, looking for intents. </text:span><text:span text:style-name="T204">Each intent carries a </text:span><text:span text:style-name="T205">signature that verifies both intent integrity and that it represents actual intent, </text:span><text:span text:style-name="T206">not stale bytes </text:span><text:span text:style-name="T207">from whatever was stored there previously. </text:span></text:p>
      <text:p text:style-name="P76"><text:span text:style-name="T203">Changes defined in the </text:span><text:span text:style-name="T175">intent would have to </text:span><text:span text:style-name="T176">be incorporated into earlier inode during recovery. </text:span><text:span text:style-name="T177">Complexity is added to recovery code but performance </text:span><text:span text:style-name="T190">and utilisation </text:span><text:span text:style-name="T178">gain </text:span><text:span text:style-name="T177">may well be worth it. </text:span></text:p>
      <text:p text:style-name="P60">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28">intents and </text:span>rolling forward ensure that. </text:p>
      <text:p text:style-name="P60"/>
      <text:p text:style-name="P60"/>
      <text:h text:style-name="Heading_20_3" text:outline-level="3"><text:soft-page-break/>Encrypting disk blocks is not useful. </text:h>
      <text:p text:style-name="P66"><text:span text:style-name="T138">Encryption became a common feature that is not used only by geeks and criminals anymore. While in the past user would use some custom program to </text:span><text:span text:style-name="T141">password-protect</text:span><text:span text:style-name="T138"> archives and store them away </text:span><text:span text:style-name="T142">with other files</text:span><text:span text:style-name="T138">, today operating systems are expected to offer encryption out of the box. </text:span><text:span text:style-name="T139">In particular, systems are often installed on encrypted partitions and are supposed to boot of</text:span><text:span text:style-name="T143">f</text:span><text:span text:style-name="T139"> them. </text:span><text:span text:style-name="T140">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29">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30">(</text:span>partially<text:span text:style-name="T230">)</text:span> encrypted filesystem seems to be encrypting filesystem itself and not the block storage device <text:span text:style-name="T238">underneath</text:span>. </text:p>
      <text:p text:style-name="P19"/>
      <text:p text:style-name="P21">Consider a filesystem where encryption is applied to data structures <text:span text:style-name="T235">like inodes and not raw blocks</text:span>. <text:span text:style-name="T231">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32">stored </text:span>in the clear. <text:span text:style-name="T233">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36">unlocking</text:span> would be impossible since without password there is no way to distinguish free space to allocate from, unless space was reserved in advance. <text:span text:style-name="T234">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soft-page-break/></text:p>
      <text:p text:style-name="P12"/>
      <text:h text:style-name="Heading_20_3" text:outline-level="3">Blocks can store less than extents. </text:h>
      <text:p text:style-name="P42"><text:span text:style-name="T144">Earlier </text:span><text:span text:style-name="T149">chapters discussed the issue of storing </text:span><text:span text:style-name="T144">data structures like dictionaries and inodes in single extents. </text:span><text:span text:style-name="T149">While previous chapters were considering performance of disk devices this chapter is focused on compactness. Less bits are needed to store data in extent form than when individual blocks are used. Tho performance increase may </text:span><text:span text:style-name="T153">not be </text:span><text:span text:style-name="T154">noticeable</text:span><text:span text:style-name="T149">, space utilisation </text:span><text:span text:style-name="T152">may</text:span><text:span text:style-name="T149"> increase </text:span><text:span text:style-name="T152">significantly </text:span><text:span text:style-name="T149">letting the user store more files and whatever else. </text:span></text:p>
      <text:p text:style-name="P41"><text:span text:style-name="T145">The main reason </text:span><text:span text:style-name="T150">why extents are more efficient </text:span><text:span text:style-name="T145">is that blocks impose rigid boundaries between data items stored inside. </text:span><text:span text:style-name="T146">Items of variable size cannot be compactly laid out next to one another because </text:span><text:span text:style-name="T147">boundaries between sets of items </text:span><text:span text:style-name="T150">often </text:span><text:span text:style-name="T147">not align with </text:span><text:span text:style-name="T150">boundaries </text:span><text:span text:style-name="T155">between </text:span><text:span text:style-name="T147">blocks. When we divide data into blocks we usually do that to make further operations read </text:span><text:span text:style-name="T150">or</text:span><text:span text:style-name="T147"> write </text:span><text:span text:style-name="T150">as few </text:span><text:span text:style-name="T147">blocks</text:span><text:span text:style-name="T150"> as possible</text:span><text:span text:style-name="T147">, </text:span><text:span text:style-name="T148">so dividing items between blocks should not take place. </text:span></text:p>
      <text:p text:style-name="P26"/>
      <text:p text:style-name="P43"><text:span text:style-name="T4">For example, directory entries used to be stored in data blocks like on a diagram below. File names </text:span><text:span text:style-name="T151">are much shorte</text:span><text:span text:style-name="T156">r</text:span><text:span text:style-name="T151"> than a single block so they </text:span><text:span text:style-name="T4">are </text:span><text:span text:style-name="T151">being </text:span><text:span text:style-name="T4">grouped </text:span><text:span text:style-name="T151">to occupy as much space in a block as possible. However </text:span><text:span text:style-name="T4">since file names are variable length, each block has some unpredictable </text:span><text:span text:style-name="T151">amount of </text:span><text:span text:style-name="T4">space </text:span><text:span text:style-name="T151">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text:soft-page-break/>and querying entries require<text:span text:style-name="T239">s</text:span> <text:span text:style-name="T239">processing </text:span>only one block at a time. Removing or changing an entry require<text:span text:style-name="T239">s</text:span> writing only one block on disk. <text:span text:style-name="T240">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41">At most extent could be aligned to block boundaries wasting only some fragment of the last block, often called a </text:span><text:span text:style-name="T170">tail</text:span><text:span text:style-name="T186">. However if filesystem would allow extents to start and end at byte-aligned addresses then literally no byte would go to waste. </text:span><text:span text:style-name="T187">This is the case with Btrfs filesystem. </text:span></text:p>
      <text:p text:style-name="P61"><draw:frame draw:style-name="fr2" draw:name="Obraz5" text:anchor-type="paragraph" svg:width="10.77cm" svg:height="3.08cm" draw:z-index="7"><draw:image xlink:href="../dirextent.png" xlink:type="simple" xlink:show="embed" xlink:actuate="onLoad"/></draw:frame></text:p>
      <text:p text:style-name="P61">Another example, <text:span text:style-name="T242">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2">Let us consider how a dictionary could be serialized into a blob. Keys can be arbitrarily reordered within the blob because deserialization <text:span text:style-name="T243">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2"/>
      <text:p text:style-name="P63">Normally a 64 bit number occupies exactly that much space, 8 bytes. Varint encoding divides a number into 7 bit chunks starting from least significant bits. 8th bit is used to signal whether <text:span text:style-name="T244">more chunks follow</text:span>. For example, number<text:span text:style-name="T244">s</text:span> 200 <text:span text:style-name="T244">and 100'000 are encoded as below. Each byte is separated with a space and bits are concatenated with a pipe. Chunks are shown in binary system. </text:span></text:p>
      <text:p text:style-name="P64"><draw:frame draw:style-name="fr2" draw:name="Obraz6" text:anchor-type="paragraph" svg:width="14.041cm" svg:height="4.521cm" draw:z-index="8"><draw:image xlink:href="../varint.png" xlink:type="simple" xlink:show="embed" xlink:actuate="onLoad"/></draw:frame></text:p>
      <text:p text:style-name="P64">Varint encoding was developed by Google and used in their serialization framework Protocol Buffers. <text:span text:style-name="T245">See their </text:span><text:a xlink:type="simple" xlink:href="https://developers.google.com/protocol-buffers/docs/encoding"><text:span text:style-name="T245">website</text:span></text:a><text:span text:style-name="T245"> for a communicable explanation. </text:span></text:p>
      <text:p text:style-name="P63"/>
      <text:p text:style-name="P63"><text:soft-page-break/></text:p>
      <text:p text:style-name="P69"/>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5">McKusi84: Marshall Kirk Mckusick, William N. Joy, Samuel J. Leffler, Robert S. Fabry, A Fast File System for UNIX, 1984</text:p>
          <text:p text:style-name="P85">Twee00: Steven Tweedie, EXT3, Journaling Filesystem, 2000, http://olstrans.sourceforge.net/release/OLS2000-ext3/OLS2000-ext3.html</text:p>
          <text:p text:style-name="P85">OSTEP: Remzi H. Arpaci-Dusseau, Andrea C. Arpaci-Dusseau, Operating Systems: Three Easy Pieces, </text:p>
          <text:p text:style-name="P85">Rodeh12: Ohad Rodeh, BTRFS: The Linux B-tree Filesystem, 2012</text:p>
          <text:p text:style-name="P85">ZFS: Jeff Bonwick, Bill Moore, ZFS: The Last Word in File Systems, , </text:p>
          <text:p text:style-name="P85">Agraw07: Nitin Agrawal, William J. Bolosky, John R. Douceur, Jacob R. Lorch, A Five-Year Study of File-System Metadata, 2007</text:p>
          <text:p text:style-name="P85">Pillai13: Thanumalayan Sankaranarayana Pillai, et al, Towards Efficient, Portable Application-Level Consistency, 2013</text:p>
        </text:index-body>
      </text:bibliography>
      <text:p text:style-name="Text_20_body"/>
      <text:p text:style-name="P57">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2T07:39:32.390657267">2015-09-22</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5H15M5S</meta:editing-duration>
    <meta:editing-cycles>645</meta:editing-cycles>
    <meta:generator>LibreOffice/4.2.8.2$Linux_X86_64 LibreOffice_project/420m0$Build-2</meta:generator>
    <dc:date>2015-09-22T07:39:32.160721463</dc:date>
    <meta:document-statistic meta:table-count="0" meta:image-count="6" meta:object-count="3" meta:page-count="12" meta:paragraph-count="94" meta:word-count="4580" meta:character-count="28062" meta:non-whitespace-character-count="23492"/>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